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cfdf7" officeooo:paragraph-rsid="001cfdf7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cfdf7" officeooo:paragraph-rsid="001cfdf7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officeooo:rsid="001cfdf7" officeooo:paragraph-rsid="001cfdf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3">Le bateau télécommandé </text:p>
      <text:p text:style-name="P3"/>
      <text:p text:style-name="P2">-Faire un bateau étanche et qui flotte correctement </text:p>
      <text:p text:style-name="P2">-Une bonne maniabilité avec la télécommande</text:p>
      <text:p text:style-name="P2">-Pouvoir dérouler un filet de pêche </text:p>
      <text:p text:style-name="P2">-(pouvoir lâcher une ancre)</text:p>
      <text:p text:style-name="P2"/>
      <text:p text:style-name="P2"/>
      <text:p text:style-name="P2"/>
      <text:p text:style-name="P2"/>
      <text:p text:style-name="P2">code / câblage moteur. </text:p>
      <text:p text:style-name="P2">Conception de la coque.</text:p>
      <text:p text:style-name="P2"/>
      <text:p text:style-name="P2">Ancre : </text:p>
      <text:p text:style-name="P2">fabrication + code/ cablage </text:p>
      <text:p text:style-name="P2">puis assembler au bateau.</text:p>
      <text:p text:style-name="P2"/>
      <text:p text:style-name="P2"/>
      <text:p text:style-name="P2">Télécommande : 2 séance 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3:22:48.466000000</meta:creation-date>
    <dc:date>2023-12-16T12:46:48.037000000</dc:date>
    <meta:editing-duration>P7DT23H24M</meta:editing-duration>
    <meta:editing-cycles>1</meta:editing-cycles>
    <meta:document-statistic meta:table-count="0" meta:image-count="0" meta:object-count="0" meta:page-count="1" meta:paragraph-count="12" meta:word-count="52" meta:character-count="330" meta:non-whitespace-character-count="283"/>
    <meta:generator>LibreOffice/7.5.4.2$Windows_X86_64 LibreOffice_project/36ccfdc35048b057fd9854c757a8b67ec53977b6</meta:generator>
  </office:meta>
</office:document-meta>
</file>